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31.89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51.19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1.06pt"/>
    </style:style>
    <style:style style:name="co22" style:family="table-column">
      <style:table-column-properties fo:break-before="auto" style:column-width="29.54pt"/>
    </style:style>
    <style:style style:name="co23" style:family="table-column">
      <style:table-column-properties fo:break-before="auto" style:column-width="3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6:'US deaths'.D48 'US deaths'.B1:'US deaths'.B1 'US deaths'.B6:'US deaths'.B48 'US deaths'.B16:'US deaths'.B48 'US deaths'.B21:'US deaths'.B48 'US deaths'.B26:'US deaths'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5" table:default-cell-style-name="ce2"/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1" table:default-cell-style-name="Default"/>
        <table:table-column table:style-name="co13" table:default-cell-style-name="Default"/>
        <table:table-column table:style-name="co14" table:default-cell-style-name="ce5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ince 03/04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 JH</text:p>
          </table:table-cell>
          <table:table-cell office:value-type="string" calcext:value-type="string">
            <text:p>r^2 JH</text:p>
          </table:table-cell>
          <table:table-cell office:value-type="string" calcext:value-type="string">
            <text:p>proj tot</text:p>
          </table:table-cell>
          <table:table-cell office:value-type="string" calcext:value-type="string">
            <text:p>a 10d</text:p>
          </table:table-cell>
          <table:table-cell office:value-type="string" calcext:value-type="string">
            <text:p>R^2 10d</text:p>
          </table:table-cell>
          <table:table-cell office:value-type="string" calcext:value-type="string">
            <text:p>Proj 10d</text:p>
          </table:table-cell>
          <table:table-cell office:value-type="string" calcext:value-type="string">
            <text:p>a 5d</text:p>
          </table:table-cell>
          <table:table-cell office:value-type="string" calcext:value-type="string">
            <text:p>R^2 5d</text:p>
          </table:table-cell>
          <table:table-cell office:value-type="string" calcext:value-type="string">
            <text:p>Proj 5d</text:p>
          </table:table-cell>
          <table:table-cell office:value-type="string" calcext:value-type="string">
            <text:p>proj avg total</text:p>
          </table:table-cell>
          <table:table-cell office:value-type="string" calcext:value-type="string">
            <text:p>error from proj</text:p>
          </table:table-cell>
          <table:table-cell office:value-type="string" calcext:value-type="string">
            <text:p>proj inc</text:p>
          </table:table-cell>
          <table:table-cell office:value-type="string" calcext:value-type="string">
            <text:p>tot in 60d</text:p>
          </table:table-cell>
          <table:table-cell table:number-columns-repeated="1007"/>
        </table:table-row>
        <table:table-row table:style-name="ro1">
          <table:table-cell table:style-name="ce1" office:value-type="date" office:date-value="2020-02-29" calcext:value-type="date">
            <text:p>02/29/20</text:p>
          </table:table-cell>
          <table:table-cell table:number-columns-repeated="2"/>
          <table:table-cell office:value-type="string" calcext:value-type="string">
            <text:p>since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 sqrd</text:p>
          </table:table-cell>
          <table:table-cell office:value-type="string" calcext:value-type="string">
            <text:p>tmrw pred</text:p>
          </table:table-cell>
          <table:table-cell table:number-columns-repeated="5"/>
          <table:table-cell office:value-type="float" office:value="10000" calcext:value-type="float">
            <text:p>10000.0</text:p>
          </table:table-cell>
          <table:table-cell office:value-type="string" calcext:value-type="string">
            <text:p>11-16</text:p>
          </table:table-cell>
          <table:table-cell table:number-columns-repeated="1010"/>
        </table:table-row>
        <table:table-row table:style-name="ro1">
          <table:table-cell table:style-name="ce1" table:formula="of:=[.A2]+1" office:value-type="date" office:date-value="2020-03-01" calcext:value-type="date">
            <text:p>03/01/20</text:p>
          </table:table-cell>
          <table:table-cell table:number-columns-repeated="2"/>
          <table:table-cell office:value-type="string" calcext:value-type="string">
            <text:p>&gt;1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Last 10</text:p>
          </table:table-cell>
          <table:table-cell table:number-columns-repeated="2"/>
          <table:table-cell office:value-type="string" calcext:value-type="string">
            <text:p>Last 5</text:p>
          </table:table-cell>
          <table:table-cell/>
          <table:table-cell office:value-type="float" office:value="100000" calcext:value-type="float">
            <text:p>100000.0</text:p>
          </table:table-cell>
          <table:table-cell office:value-type="string" calcext:value-type="string">
            <text:p>20-30</text:p>
          </table:table-cell>
          <table:table-cell table:number-columns-repeated="1010"/>
        </table:table-row>
        <table:table-row table:style-name="ro1">
          <table:table-cell table:style-name="ce1" table:formula="of:=[.A3]+1" office:value-type="date" office:date-value="2020-03-02" calcext:value-type="date">
            <text:p>03/02/20</text:p>
          </table:table-cell>
          <table:table-cell table:number-columns-repeated="1023"/>
        </table:table-row>
        <table:table-row table:style-name="ro1">
          <table:table-cell table:style-name="ce1" table:formula="of:=[.A4]+1" office:value-type="date" office:date-value="2020-03-03" calcext:value-type="date">
            <text:p>03/03/20</text:p>
          </table:table-cell>
          <table:table-cell table:number-columns-repeated="1023"/>
        </table:table-row>
        <table:table-row table:style-name="ro1">
          <table:table-cell table:style-name="ce1" table:formula="of:=[.A5]+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]-[.A$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6]" office:value-type="float" office:value="1" calcext:value-type="float">
            <text:p>1</text:p>
          </table:table-cell>
          <table:table-cell table:formula="of:=SLOPE(LN([.B$6:.B7]); [.D$6:.D7])" office:value-type="float" office:value="0.0870113769896297" calcext:value-type="float">
            <text:p>0.0870</text:p>
          </table:table-cell>
          <table:table-cell table:formula="of:=RSQ(LN([.B$6:.B7]); [.D$6:.D7])" office:value-type="float" office:value="1" calcext:value-type="float">
            <text:p>1.0000</text:p>
          </table:table-cell>
          <table:table-cell table:formula="of:=[.B7]*EXP([.E$26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8]-[.B7]" office:value-type="float" office:value="2" calcext:value-type="float">
            <text:p>2</text:p>
          </table:table-cell>
          <table:table-cell table:formula="of:=[.A8]-[.A$6]" office:value-type="float" office:value="2" calcext:value-type="float">
            <text:p>2</text:p>
          </table:table-cell>
          <table:table-cell table:formula="of:=SLOPE(LN([.B$6:.B8]); [.D$6:.D8])" office:value-type="float" office:value="0.120581028408444" calcext:value-type="float">
            <text:p>0.1206</text:p>
          </table:table-cell>
          <table:table-cell table:formula="of:=RSQ(LN([.B$6:.B8]); [.D$6:.D8])" office:value-type="float" office:value="0.974815300198335" calcext:value-type="float">
            <text:p>0.9748</text:p>
          </table:table-cell>
          <table:table-cell table:formula="of:=[.B8]*EXP([.E$26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9]-[.B8]" office:value-type="float" office:value="3" calcext:value-type="float">
            <text:p>3</text:p>
          </table:table-cell>
          <table:table-cell table:formula="of:=[.A9]-[.A$6]" office:value-type="float" office:value="3" calcext:value-type="float">
            <text:p>3</text:p>
          </table:table-cell>
          <table:table-cell table:formula="of:=SLOPE(LN([.B$6:.B9]); [.D$6:.D9])" office:value-type="float" office:value="0.146010489360079" calcext:value-type="float">
            <text:p>0.1460</text:p>
          </table:table-cell>
          <table:table-cell table:formula="of:=RSQ(LN([.B$6:.B9]); [.D$6:.D9])" office:value-type="float" office:value="0.973454341160603" calcext:value-type="float">
            <text:p>0.9735</text:p>
          </table:table-cell>
          <table:table-cell table:formula="of:=[.B9]*EXP([.E$26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1">
          <table:table-cell table:style-name="ce1" table:formula="of:=[.A9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6]" office:value-type="float" office:value="4" calcext:value-type="float">
            <text:p>4</text:p>
          </table:table-cell>
          <table:table-cell table:formula="of:=SLOPE(LN([.B$6:.B10]); [.D$6:.D10])" office:value-type="float" office:value="0.164156102411832" calcext:value-type="float">
            <text:p>0.1642</text:p>
          </table:table-cell>
          <table:table-cell table:formula="of:=RSQ(LN([.B$6:.B10]); [.D$6:.D10])" office:value-type="float" office:value="0.977511515638132" calcext:value-type="float">
            <text:p>0.9775</text:p>
          </table:table-cell>
          <table:table-cell table:formula="of:=[.B10]*EXP([.E$26])" office:value-type="float" office:value="25.8529643872314" calcext:value-type="float">
            <text:p>25.9</text:p>
          </table:table-cell>
          <table:table-cell table:number-columns-repeated="3"/>
          <table:table-cell table:formula="of:=SLOPE(LN([.B6:.B10]); [.D6:.D10])" office:value-type="float" office:value="0.164156102411832" calcext:value-type="float">
            <text:p>0.1642</text:p>
          </table:table-cell>
          <table:table-cell table:formula="of:=RSQ(LN([.B6:.B10]); [.D6:.D10])" office:value-type="float" office:value="0.977511515638132" calcext:value-type="float">
            <text:p>0.9775</text:p>
          </table:table-cell>
          <table:table-cell table:formula="of:=[.B10]*EXP([.K$26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1">
          <table:table-cell table:style-name="ce1" table:formula="of:=[.A10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A11]-[.A$6]" office:value-type="float" office:value="5" calcext:value-type="float">
            <text:p>5</text:p>
          </table:table-cell>
          <table:table-cell table:formula="of:=SLOPE(LN([.B$6:.B11]); [.D$6:.D11])" office:value-type="float" office:value="0.152535408029913" calcext:value-type="float">
            <text:p>0.1525</text:p>
          </table:table-cell>
          <table:table-cell table:formula="of:=RSQ(LN([.B$6:.B11]); [.D$6:.D11])" office:value-type="float" office:value="0.977551378356012" calcext:value-type="float">
            <text:p>0.9776</text:p>
          </table:table-cell>
          <table:table-cell table:formula="of:=[.B11]*EXP([.E$26])" office:value-type="float" office:value="27.0840579294805" calcext:value-type="float">
            <text:p>27.1</text:p>
          </table:table-cell>
          <table:table-cell table:number-columns-repeated="3"/>
          <table:table-cell table:formula="of:=SLOPE(LN([.B7:.B11]); [.D7:.D11])" office:value-type="float" office:value="0.16177367152488" calcext:value-type="float">
            <text:p>0.1618</text:p>
          </table:table-cell>
          <table:table-cell table:formula="of:=RSQ(LN([.B7:.B11]); [.D7:.D11])" office:value-type="float" office:value="0.972649893052936" calcext:value-type="float">
            <text:p>0.9726</text:p>
          </table:table-cell>
          <table:table-cell table:formula="of:=[.B11]*EXP([.K$26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1">
          <table:table-cell table:style-name="ce1" table:formula="of:=[.A11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12]-[.B11]" office:value-type="float" office:value="6" calcext:value-type="float">
            <text:p>6</text:p>
          </table:table-cell>
          <table:table-cell table:formula="of:=[.A12]-[.A$6]" office:value-type="float" office:value="6" calcext:value-type="float">
            <text:p>6</text:p>
          </table:table-cell>
          <table:table-cell table:formula="of:=SLOPE(LN([.B$6:.B12]); [.D$6:.D12])" office:value-type="float" office:value="0.157880872406403" calcext:value-type="float">
            <text:p>0.1579</text:p>
          </table:table-cell>
          <table:table-cell table:formula="of:=RSQ(LN([.B$6:.B12]); [.D$6:.D12])" office:value-type="float" office:value="0.984923083848868" calcext:value-type="float">
            <text:p>0.9849</text:p>
          </table:table-cell>
          <table:table-cell table:formula="of:=[.B12]*EXP([.E$26])" office:value-type="float" office:value="34.4706191829751" calcext:value-type="float">
            <text:p>34.5</text:p>
          </table:table-cell>
          <table:table-cell table:number-columns-repeated="3"/>
          <table:table-cell table:formula="of:=SLOPE(LN([.B8:.B12]); [.D8:.D12])" office:value-type="float" office:value="0.164412347042199" calcext:value-type="float">
            <text:p>0.1644</text:p>
          </table:table-cell>
          <table:table-cell table:formula="of:=RSQ(LN([.B8:.B12]); [.D8:.D12])" office:value-type="float" office:value="0.972321146691497" calcext:value-type="float">
            <text:p>0.9723</text:p>
          </table:table-cell>
          <table:table-cell table:formula="of:=[.B12]*EXP([.K$26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1">
          <table:table-cell table:style-name="ce1" table:formula="of:=[.A12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13]-[.B12]" office:value-type="float" office:value="8" calcext:value-type="float">
            <text:p>8</text:p>
          </table:table-cell>
          <table:table-cell table:formula="of:=[.A13]-[.A$6]" office:value-type="float" office:value="7" calcext:value-type="float">
            <text:p>7</text:p>
          </table:table-cell>
          <table:table-cell table:formula="of:=SLOPE(LN([.B$6:.B13]); [.D$6:.D13])" office:value-type="float" office:value="0.16789427888615" calcext:value-type="float">
            <text:p>0.1679</text:p>
          </table:table-cell>
          <table:table-cell table:formula="of:=RSQ(LN([.B$6:.B13]); [.D$6:.D13])" office:value-type="float" office:value="0.98411802863586" calcext:value-type="float">
            <text:p>0.9841</text:p>
          </table:table-cell>
          <table:table-cell table:formula="of:=[.B13]*EXP([.E$26])" office:value-type="float" office:value="44.319367520968" calcext:value-type="float">
            <text:p>44.3</text:p>
          </table:table-cell>
          <table:table-cell table:number-columns-repeated="3"/>
          <table:table-cell table:formula="of:=SLOPE(LN([.B9:.B13]); [.D9:.D13])" office:value-type="float" office:value="0.178829326125157" calcext:value-type="float">
            <text:p>0.1788</text:p>
          </table:table-cell>
          <table:table-cell table:formula="of:=RSQ(LN([.B9:.B13]); [.D9:.D13])" office:value-type="float" office:value="0.961876669286166" calcext:value-type="float">
            <text:p>0.9619</text:p>
          </table:table-cell>
          <table:table-cell table:formula="of:=[.B13]*EXP([.K$26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1">
          <table:table-cell table:style-name="ce1" table:formula="of:=[.A13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4]-[.B13]" office:value-type="float" office:value="4" calcext:value-type="float">
            <text:p>4</text:p>
          </table:table-cell>
          <table:table-cell table:formula="of:=[.A14]-[.A$6]" office:value-type="float" office:value="8" calcext:value-type="float">
            <text:p>8</text:p>
          </table:table-cell>
          <table:table-cell table:formula="of:=SLOPE(LN([.B$6:.B14]); [.D$6:.D14])" office:value-type="float" office:value="0.168398284361476" calcext:value-type="float">
            <text:p>0.1684</text:p>
          </table:table-cell>
          <table:table-cell table:formula="of:=RSQ(LN([.B$6:.B14]); [.D$6:.D14])" office:value-type="float" office:value="0.988874981850661" calcext:value-type="float">
            <text:p>0.9889</text:p>
          </table:table-cell>
          <table:table-cell table:formula="of:=[.B14]*EXP([.E$26])" office:value-type="float" office:value="49.2437416899645" calcext:value-type="float">
            <text:p>49.2</text:p>
          </table:table-cell>
          <table:table-cell table:number-columns-repeated="3"/>
          <table:table-cell table:formula="of:=SLOPE(LN([.B10:.B14]); [.D10:.D14])" office:value-type="float" office:value="0.178119051787882" calcext:value-type="float">
            <text:p>0.1781</text:p>
          </table:table-cell>
          <table:table-cell table:formula="of:=RSQ(LN([.B10:.B14]); [.D10:.D14])" office:value-type="float" office:value="0.961279896041796" calcext:value-type="float">
            <text:p>0.9613</text:p>
          </table:table-cell>
          <table:table-cell table:formula="of:=[.B14]*EXP([.K$26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1">
          <table:table-cell table:style-name="ce1" table:formula="of:=[.A14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5]-[.B14]" office:value-type="float" office:value="7" calcext:value-type="float">
            <text:p>7</text:p>
          </table:table-cell>
          <table:table-cell table:formula="of:=[.A15]-[.A$6]" office:value-type="float" office:value="9" calcext:value-type="float">
            <text:p>9</text:p>
          </table:table-cell>
          <table:table-cell table:formula="of:=SLOPE(LN([.B$6:.B15]); [.D$6:.D15])" office:value-type="float" office:value="0.16826595241626" calcext:value-type="float">
            <text:p>0.1683</text:p>
          </table:table-cell>
          <table:table-cell table:formula="of:=RSQ(LN([.B$6:.B15]); [.D$6:.D15])" office:value-type="float" office:value="0.991870165662852" calcext:value-type="float">
            <text:p>0.9919</text:p>
          </table:table-cell>
          <table:table-cell table:formula="of:=[.B15]*EXP([.E$26])" office:value-type="float" office:value="57.8613964857083" calcext:value-type="float">
            <text:p>57.9</text:p>
          </table:table-cell>
          <table:table-cell table:formula="of:=SLOPE(LN([.B6:.B15]); [.D6:.D15])" office:value-type="float" office:value="0.16826595241626" calcext:value-type="float">
            <text:p>0.1683</text:p>
          </table:table-cell>
          <table:table-cell table:formula="of:=RSQ(LN([.B6:.B15]); [.D6:.D15])" office:value-type="float" office:value="0.991870165662852" calcext:value-type="float">
            <text:p>0.9919</text:p>
          </table:table-cell>
          <table:table-cell table:formula="of:=[.B15]*EXP([.H$26])" office:value-type="float" office:value="61.6118966585779" calcext:value-type="float">
            <text:p>61.6</text:p>
          </table:table-cell>
          <table:table-cell table:formula="of:=SLOPE(LN([.B11:.B15]); [.D11:.D15])" office:value-type="float" office:value="0.187488524064222" calcext:value-type="float">
            <text:p>0.1875</text:p>
          </table:table-cell>
          <table:table-cell table:formula="of:=RSQ(LN([.B11:.B15]); [.D11:.D15])" office:value-type="float" office:value="0.975802167975439" calcext:value-type="float">
            <text:p>0.9758</text:p>
          </table:table-cell>
          <table:table-cell table:formula="of:=[.B15]*EXP([.K$26])" office:value-type="float" office:value="61.6397548931659" calcext:value-type="float">
            <text:p>61.6</text:p>
          </table:table-cell>
          <table:table-cell table:formula="of:=([.F15]*[.G15] + [.I15]*[.J15] + [.L15]*[.M15]) / ([.F15] + [.I15] + [.L15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5]-[.B15]" office:value-type="float" office:value="13.3641277541111" calcext:value-type="float">
            <text:p>13.4</text:p>
          </table:table-cell>
          <table:table-cell table:formula="of:=[.B15]*EXP([.K15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1">
          <table:table-cell table:style-name="ce1" table:formula="of:=[.A15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6]-[.B15]" office:value-type="float" office:value="7" calcext:value-type="float">
            <text:p>7</text:p>
          </table:table-cell>
          <table:table-cell table:formula="of:=[.A16]-[.A$6]" office:value-type="float" office:value="10" calcext:value-type="float">
            <text:p>10</text:p>
          </table:table-cell>
          <table:table-cell table:formula="of:=SLOPE(LN([.B$6:.B16]); [.D$6:.D16])" office:value-type="float" office:value="0.166856066466049" calcext:value-type="float">
            <text:p>0.1669</text:p>
          </table:table-cell>
          <table:table-cell table:formula="of:=RSQ(LN([.B$6:.B16]); [.D$6:.D16])" office:value-type="float" office:value="0.99357566757782" calcext:value-type="float">
            <text:p>0.9936</text:p>
          </table:table-cell>
          <table:table-cell table:formula="of:=[.B16]*EXP([.E$26])" office:value-type="float" office:value="66.479051281452" calcext:value-type="float">
            <text:p>66.5</text:p>
          </table:table-cell>
          <table:table-cell table:formula="of:=SLOPE(LN([.B7:.B16]); [.D7:.D16])" office:value-type="float" office:value="0.170610973242143" calcext:value-type="float">
            <text:p>0.1706</text:p>
          </table:table-cell>
          <table:table-cell table:formula="of:=RSQ(LN([.B7:.B16]); [.D7:.D16])" office:value-type="float" office:value="0.993731199251162" calcext:value-type="float">
            <text:p>0.9937</text:p>
          </table:table-cell>
          <table:table-cell table:formula="of:=[.B16]*EXP([.H$26])" office:value-type="float" office:value="70.7881365864512" calcext:value-type="float">
            <text:p>70.8</text:p>
          </table:table-cell>
          <table:table-cell table:formula="of:=SLOPE(LN([.B12:.B16]); [.D12:.D16])" office:value-type="float" office:value="0.158018773603209" calcext:value-type="float">
            <text:p>0.1580</text:p>
          </table:table-cell>
          <table:table-cell table:formula="of:=RSQ(LN([.B12:.B16]); [.D12:.D16])" office:value-type="float" office:value="0.981569017632226" calcext:value-type="float">
            <text:p>0.9816</text:p>
          </table:table-cell>
          <table:table-cell table:formula="of:=[.B16]*EXP([.K$26])" office:value-type="float" office:value="70.8201439198077" calcext:value-type="float">
            <text:p>70.8</text:p>
          </table:table-cell>
          <table:table-cell table:formula="of:=([.F16]*[.G16] + [.I16]*[.J16] + [.L16]*[.M16]) / ([.F16] + [.I16] + [.L16])" office:value-type="float" office:value="69.3566234255109" calcext:value-type="float">
            <text:p>69.4</text:p>
          </table:table-cell>
          <table:table-cell table:style-name="ce4" table:formula="of:=([.B16]-[.N15])/[.N15]" office:value-type="percentage" office:value="-0.105428969006807" calcext:value-type="percentage">
            <text:p>-10.5%</text:p>
          </table:table-cell>
          <table:table-cell table:style-name="ce3" table:formula="of:=[.N16]-[.B16]" office:value-type="float" office:value="15.3566234255109" calcext:value-type="float">
            <text:p>15.4</text:p>
          </table:table-cell>
          <table:table-cell table:formula="of:=[.B16]*EXP([.K16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1">
          <table:table-cell table:style-name="ce1" table:formula="of:=[.A16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7]-[.B16]" office:value-type="float" office:value="9" calcext:value-type="float">
            <text:p>9</text:p>
          </table:table-cell>
          <table:table-cell table:formula="of:=[.A17]-[.A$6]" office:value-type="float" office:value="11" calcext:value-type="float">
            <text:p>11</text:p>
          </table:table-cell>
          <table:table-cell table:formula="of:=SLOPE(LN([.B$6:.B17]); [.D$6:.D17])" office:value-type="float" office:value="0.165554002008666" calcext:value-type="float">
            <text:p>0.1656</text:p>
          </table:table-cell>
          <table:table-cell table:formula="of:=RSQ(LN([.B$6:.B17]); [.D$6:.D17])" office:value-type="float" office:value="0.994769027693186" calcext:value-type="float">
            <text:p>0.9948</text:p>
          </table:table-cell>
          <table:table-cell table:formula="of:=[.B17]*EXP([.E$26])" office:value-type="float" office:value="77.5588931616941" calcext:value-type="float">
            <text:p>77.6</text:p>
          </table:table-cell>
          <table:table-cell table:formula="of:=SLOPE(LN([.B8:.B17]); [.D8:.D17])" office:value-type="float" office:value="0.167879046903175" calcext:value-type="float">
            <text:p>0.1679</text:p>
          </table:table-cell>
          <table:table-cell table:formula="of:=RSQ(LN([.B8:.B17]); [.D8:.D17])" office:value-type="float" office:value="0.992872381507572" calcext:value-type="float">
            <text:p>0.9929</text:p>
          </table:table-cell>
          <table:table-cell table:formula="of:=[.B17]*EXP([.H$26])" office:value-type="float" office:value="82.5861593508598" calcext:value-type="float">
            <text:p>82.6</text:p>
          </table:table-cell>
          <table:table-cell table:formula="of:=SLOPE(LN([.B13:.B17]); [.D13:.D17])" office:value-type="float" office:value="0.141933616832118" calcext:value-type="float">
            <text:p>0.1419</text:p>
          </table:table-cell>
          <table:table-cell table:formula="of:=RSQ(LN([.B13:.B17]); [.D13:.D17])" office:value-type="float" office:value="0.996238241660351" calcext:value-type="float">
            <text:p>0.9962</text:p>
          </table:table-cell>
          <table:table-cell table:formula="of:=[.B17]*EXP([.K$26])" office:value-type="float" office:value="82.6235012397756" calcext:value-type="float">
            <text:p>82.6</text:p>
          </table:table-cell>
          <table:table-cell table:formula="of:=([.F17]*[.G17] + [.I17]*[.J17] + [.L17]*[.M17]) / ([.F17] + [.I17] + [.L17])" office:value-type="float" office:value="80.9226313731932" calcext:value-type="float">
            <text:p>80.9</text:p>
          </table:table-cell>
          <table:table-cell table:style-name="ce4" table:formula="of:=([.B17]-[.N16])/[.N16]" office:value-type="percentage" office:value="-0.0916512816160651" calcext:value-type="percentage">
            <text:p>-9.2%</text:p>
          </table:table-cell>
          <table:table-cell table:style-name="ce3" table:formula="of:=[.N17]-[.B17]" office:value-type="float" office:value="17.9226313731932" calcext:value-type="float">
            <text:p>17.9</text:p>
          </table:table-cell>
          <table:table-cell table:formula="of:=[.B17]*EXP([.K17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1">
          <table:table-cell table:style-name="ce1" table:formula="of:=[.A17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8]-[.B17]" office:value-type="float" office:value="22" calcext:value-type="float">
            <text:p>22</text:p>
          </table:table-cell>
          <table:table-cell table:formula="of:=[.A18]-[.A$6]" office:value-type="float" office:value="12" calcext:value-type="float">
            <text:p>12</text:p>
          </table:table-cell>
          <table:table-cell table:formula="of:=SLOPE(LN([.B$6:.B18]); [.D$6:.D18])" office:value-type="float" office:value="0.169183387053878" calcext:value-type="float">
            <text:p>0.1692</text:p>
          </table:table-cell>
          <table:table-cell table:formula="of:=RSQ(LN([.B$6:.B18]); [.D$6:.D18])" office:value-type="float" office:value="0.994387961235366" calcext:value-type="float">
            <text:p>0.9944</text:p>
          </table:table-cell>
          <table:table-cell table:formula="of:=[.B18]*EXP([.E$26])" office:value-type="float" office:value="104.642951091175" calcext:value-type="float">
            <text:p>104.6</text:p>
          </table:table-cell>
          <table:table-cell table:formula="of:=SLOPE(LN([.B9:.B18]); [.D9:.D18])" office:value-type="float" office:value="0.171661363568945" calcext:value-type="float">
            <text:p>0.1717</text:p>
          </table:table-cell>
          <table:table-cell table:formula="of:=RSQ(LN([.B9:.B18]); [.D9:.D18])" office:value-type="float" office:value="0.990506713677352" calcext:value-type="float">
            <text:p>0.9905</text:p>
          </table:table-cell>
          <table:table-cell table:formula="of:=[.B18]*EXP([.H$26])" office:value-type="float" office:value="111.425770552747" calcext:value-type="float">
            <text:p>111.4</text:p>
          </table:table-cell>
          <table:table-cell table:formula="of:=SLOPE(LN([.B14:.B18]); [.D14:.D18])" office:value-type="float" office:value="0.180053072943423" calcext:value-type="float">
            <text:p>0.1801</text:p>
          </table:table-cell>
          <table:table-cell table:formula="of:=RSQ(LN([.B14:.B18]); [.D14:.D18])" office:value-type="float" office:value="0.972930874909312" calcext:value-type="float">
            <text:p>0.9729</text:p>
          </table:table-cell>
          <table:table-cell table:formula="of:=[.B18]*EXP([.K$26])" office:value-type="float" office:value="111.476152466364" calcext:value-type="float">
            <text:p>111.5</text:p>
          </table:table-cell>
          <table:table-cell table:formula="of:=([.F18]*[.G18] + [.I18]*[.J18] + [.L18]*[.M18]) / ([.F18] + [.I18] + [.L18])" office:value-type="float" office:value="109.162034648198" calcext:value-type="float">
            <text:p>109.2</text:p>
          </table:table-cell>
          <table:table-cell table:style-name="ce4" table:formula="of:=([.B18]-[.N17])/[.N17]" office:value-type="percentage" office:value="0.0503860113990002" calcext:value-type="percentage">
            <text:p>5.0%</text:p>
          </table:table-cell>
          <table:table-cell table:style-name="ce3" table:formula="of:=[.N18]-[.B18]" office:value-type="float" office:value="24.1620346481977" calcext:value-type="float">
            <text:p>24.2</text:p>
          </table:table-cell>
          <table:table-cell table:formula="of:=[.B18]*EXP([.K18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1">
          <table:table-cell table:style-name="ce1" table:formula="of:=[.A18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9]-[.B18]" office:value-type="float" office:value="23" calcext:value-type="float">
            <text:p>23</text:p>
          </table:table-cell>
          <table:table-cell table:formula="of:=[.A19]-[.A$6]" office:value-type="float" office:value="13" calcext:value-type="float">
            <text:p>13</text:p>
          </table:table-cell>
          <table:table-cell table:formula="of:=SLOPE(LN([.B$6:.B19]); [.D$6:.D19])" office:value-type="float" office:value="0.173473188613155" calcext:value-type="float">
            <text:p>0.1735</text:p>
          </table:table-cell>
          <table:table-cell table:formula="of:=RSQ(LN([.B$6:.B19]); [.D$6:.D19])" office:value-type="float" office:value="0.993304626014378" calcext:value-type="float">
            <text:p>0.9933</text:p>
          </table:table-cell>
          <table:table-cell table:formula="of:=[.B19]*EXP([.E$26])" office:value-type="float" office:value="132.958102562904" calcext:value-type="float">
            <text:p>133.0</text:p>
          </table:table-cell>
          <table:table-cell table:formula="of:=SLOPE(LN([.B10:.B19]); [.D10:.D19])" office:value-type="float" office:value="0.179588213815354" calcext:value-type="float">
            <text:p>0.1796</text:p>
          </table:table-cell>
          <table:table-cell table:formula="of:=RSQ(LN([.B10:.B19]); [.D10:.D19])" office:value-type="float" office:value="0.986862750630949" calcext:value-type="float">
            <text:p>0.9869</text:p>
          </table:table-cell>
          <table:table-cell table:formula="of:=[.B19]*EXP([.H$26])" office:value-type="float" office:value="141.576273172902" calcext:value-type="float">
            <text:p>141.6</text:p>
          </table:table-cell>
          <table:table-cell table:formula="of:=SLOPE(LN([.B15:.B19]); [.D15:.D19])" office:value-type="float" office:value="0.211763446075437" calcext:value-type="float">
            <text:p>0.2118</text:p>
          </table:table-cell>
          <table:table-cell table:formula="of:=RSQ(LN([.B15:.B19]); [.D15:.D19])" office:value-type="float" office:value="0.97657040968943" calcext:value-type="float">
            <text:p>0.9766</text:p>
          </table:table-cell>
          <table:table-cell table:formula="of:=[.B19]*EXP([.K$26])" office:value-type="float" office:value="141.640287839615" calcext:value-type="float">
            <text:p>141.6</text:p>
          </table:table-cell>
          <table:table-cell table:formula="of:=([.F19]*[.G19] + [.I19]*[.J19] + [.L19]*[.M19]) / ([.F19] + [.I19] + [.L19])" office:value-type="float" office:value="138.702175258414" calcext:value-type="float">
            <text:p>138.7</text:p>
          </table:table-cell>
          <table:table-cell table:style-name="ce4" table:formula="of:=([.B19]-[.N18])/[.N18]" office:value-type="percentage" office:value="-0.0106450438739313" calcext:value-type="percentage">
            <text:p>-1.1%</text:p>
          </table:table-cell>
          <table:table-cell table:style-name="ce3" table:formula="of:=[.N19]-[.B19]" office:value-type="float" office:value="30.7021752584137" calcext:value-type="float">
            <text:p>30.7</text:p>
          </table:table-cell>
          <table:table-cell table:formula="of:=[.B19]*EXP([.K19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1">
          <table:table-cell table:style-name="ce1" table:formula="of:=[.A19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20]-[.B19]" office:value-type="float" office:value="10" calcext:value-type="float">
            <text:p>10</text:p>
          </table:table-cell>
          <table:table-cell table:formula="of:=[.A20]-[.A$6]" office:value-type="float" office:value="14" calcext:value-type="float">
            <text:p>14</text:p>
          </table:table-cell>
          <table:table-cell table:formula="of:=SLOPE(LN([.B$6:.B20]); [.D$6:.D20])" office:value-type="float" office:value="0.174138564844892" calcext:value-type="float">
            <text:p>0.1741</text:p>
          </table:table-cell>
          <table:table-cell table:formula="of:=RSQ(LN([.B$6:.B20]); [.D$6:.D20])" office:value-type="float" office:value="0.994531911489247" calcext:value-type="float">
            <text:p>0.9945</text:p>
          </table:table-cell>
          <table:table-cell table:formula="of:=[.B20]*EXP([.E$26])" office:value-type="float" office:value="145.269037985395" calcext:value-type="float">
            <text:p>145.3</text:p>
          </table:table-cell>
          <table:table-cell table:formula="of:=SLOPE(LN([.B11:.B20]); [.D11:.D20])" office:value-type="float" office:value="0.184021396427075" calcext:value-type="float">
            <text:p>0.1840</text:p>
          </table:table-cell>
          <table:table-cell table:formula="of:=RSQ(LN([.B11:.B20]); [.D11:.D20])" office:value-type="float" office:value="0.989831778794303" calcext:value-type="float">
            <text:p>0.9898</text:p>
          </table:table-cell>
          <table:table-cell table:formula="of:=[.B20]*EXP([.H$26])" office:value-type="float" office:value="154.685187355579" calcext:value-type="float">
            <text:p>154.7</text:p>
          </table:table-cell>
          <table:table-cell table:formula="of:=SLOPE(LN([.B16:.B20]); [.D16:.D20])" office:value-type="float" office:value="0.210239765653547" calcext:value-type="float">
            <text:p>0.2102</text:p>
          </table:table-cell>
          <table:table-cell table:formula="of:=RSQ(LN([.B16:.B20]); [.D16:.D20])" office:value-type="float" office:value="0.974473754889323" calcext:value-type="float">
            <text:p>0.9745</text:p>
          </table:table-cell>
          <table:table-cell table:formula="of:=[.B20]*EXP([.K$26])" office:value-type="float" office:value="154.755129306246" calcext:value-type="float">
            <text:p>154.8</text:p>
          </table:table-cell>
          <table:table-cell table:formula="of:=([.F20]*[.G20] + [.I20]*[.J20] + [.L20]*[.M20]) / ([.F20] + [.I20] + [.L20])" office:value-type="float" office:value="151.543242382606" calcext:value-type="float">
            <text:p>151.5</text:p>
          </table:table-cell>
          <table:table-cell table:style-name="ce4" table:formula="of:=([.B20]-[.N19])/[.N19]" office:value-type="percentage" office:value="-0.149256312814445" calcext:value-type="percentage">
            <text:p>-14.9%</text:p>
          </table:table-cell>
          <table:table-cell table:style-name="ce3" table:formula="of:=[.N20]-[.B20]" office:value-type="float" office:value="33.5432423826056" calcext:value-type="float">
            <text:p>33.5</text:p>
          </table:table-cell>
          <table:table-cell table:formula="of:=[.B20]*EXP([.K20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1">
          <table:table-cell table:style-name="ce1" table:formula="of:=[.A20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21]-[.B20]" office:value-type="float" office:value="82" calcext:value-type="float">
            <text:p>82</text:p>
          </table:table-cell>
          <table:table-cell table:formula="of:=[.A21]-[.A$6]" office:value-type="float" office:value="15" calcext:value-type="float">
            <text:p>15</text:p>
          </table:table-cell>
          <table:table-cell table:formula="of:=SLOPE(LN([.B$6:.B21]); [.D$6:.D21])" office:value-type="float" office:value="0.182381445497837" calcext:value-type="float">
            <text:p>0.1824</text:p>
          </table:table-cell>
          <table:table-cell table:formula="of:=RSQ(LN([.B$6:.B21]); [.D$6:.D21])" office:value-type="float" office:value="0.986523805391332" calcext:value-type="float">
            <text:p>0.9865</text:p>
          </table:table-cell>
          <table:table-cell table:formula="of:=[.B21]*EXP([.E$26])" office:value-type="float" office:value="246.218708449822" calcext:value-type="float">
            <text:p>246.2</text:p>
          </table:table-cell>
          <table:table-cell table:formula="of:=SLOPE(LN([.B12:.B21]); [.D12:.D21])" office:value-type="float" office:value="0.199412703143284" calcext:value-type="float">
            <text:p>0.1994</text:p>
          </table:table-cell>
          <table:table-cell table:formula="of:=RSQ(LN([.B12:.B21]); [.D12:.D21])" office:value-type="float" office:value="0.969739056336836" calcext:value-type="float">
            <text:p>0.9697</text:p>
          </table:table-cell>
          <table:table-cell table:formula="of:=[.B21]*EXP([.H$26])" office:value-type="float" office:value="262.178283653523" calcext:value-type="float">
            <text:p>262.2</text:p>
          </table:table-cell>
          <table:table-cell table:formula="of:=SLOPE(LN([.B17:.B21]); [.D17:.D21])" office:value-type="float" office:value="0.263839864828836" calcext:value-type="float">
            <text:p>0.2638</text:p>
          </table:table-cell>
          <table:table-cell table:formula="of:=RSQ(LN([.B17:.B21]); [.D17:.D21])" office:value-type="float" office:value="0.947988035147756" calcext:value-type="float">
            <text:p>0.9480</text:p>
          </table:table-cell>
          <table:table-cell table:formula="of:=[.B21]*EXP([.K$26])" office:value-type="float" office:value="262.296829332621" calcext:value-type="float">
            <text:p>262.3</text:p>
          </table:table-cell>
          <table:table-cell table:formula="of:=([.F21]*[.G21] + [.I21]*[.J21] + [.L21]*[.M21]) / ([.F21] + [.I21] + [.L21])" office:value-type="float" office:value="256.795786916139" calcext:value-type="float">
            <text:p>256.8</text:p>
          </table:table-cell>
          <table:table-cell table:style-name="ce4" table:formula="of:=([.B21]-[.N20])/[.N20]" office:value-type="percentage" office:value="0.319755317726766" calcext:value-type="percentage">
            <text:p>32.0%</text:p>
          </table:table-cell>
          <table:table-cell table:style-name="ce3" table:formula="of:=[.N21]-[.B21]" office:value-type="float" office:value="56.7957869161385" calcext:value-type="float">
            <text:p>56.8</text:p>
          </table:table-cell>
          <table:table-cell table:formula="of:=[.B21]*EXP([.K21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1">
          <table:table-cell table:style-name="ce1" table:formula="of:=[.A21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22]-[.B21]" office:value-type="float" office:value="44" calcext:value-type="float">
            <text:p>44</text:p>
          </table:table-cell>
          <table:table-cell table:formula="of:=[.A22]-[.A$6]" office:value-type="float" office:value="16" calcext:value-type="float">
            <text:p>16</text:p>
          </table:table-cell>
          <table:table-cell table:formula="of:=SLOPE(LN([.B$6:.B22]); [.D$6:.D22])" office:value-type="float" office:value="0.188361254048825" calcext:value-type="float">
            <text:p>0.1884</text:p>
          </table:table-cell>
          <table:table-cell table:formula="of:=RSQ(LN([.B$6:.B22]); [.D$6:.D22])" office:value-type="float" office:value="0.984531568305282" calcext:value-type="float">
            <text:p>0.9845</text:p>
          </table:table-cell>
          <table:table-cell table:formula="of:=[.B22]*EXP([.E$26])" office:value-type="float" office:value="300.386824308783" calcext:value-type="float">
            <text:p>300.4</text:p>
          </table:table-cell>
          <table:table-cell table:formula="of:=SLOPE(LN([.B13:.B22]); [.D13:.D22])" office:value-type="float" office:value="0.214973043358359" calcext:value-type="float">
            <text:p>0.2150</text:p>
          </table:table-cell>
          <table:table-cell table:formula="of:=RSQ(LN([.B13:.B22]); [.D13:.D22])" office:value-type="float" office:value="0.967945156431398" calcext:value-type="float">
            <text:p>0.9679</text:p>
          </table:table-cell>
          <table:table-cell table:formula="of:=[.B22]*EXP([.H$26])" office:value-type="float" office:value="319.857506057298" calcext:value-type="float">
            <text:p>319.9</text:p>
          </table:table-cell>
          <table:table-cell table:formula="of:=SLOPE(LN([.B18:.B22]); [.D18:.D22])" office:value-type="float" office:value="0.272522007702959" calcext:value-type="float">
            <text:p>0.2725</text:p>
          </table:table-cell>
          <table:table-cell table:formula="of:=RSQ(LN([.B18:.B22]); [.D18:.D22])" office:value-type="float" office:value="0.95053477510624" calcext:value-type="float">
            <text:p>0.9505</text:p>
          </table:table-cell>
          <table:table-cell table:formula="of:=[.B22]*EXP([.K$26])" office:value-type="float" office:value="320.002131785798" calcext:value-type="float">
            <text:p>320.0</text:p>
          </table:table-cell>
          <table:table-cell table:formula="of:=([.F22]*[.G22] + [.I22]*[.J22] + [.L22]*[.M22]) / ([.F22] + [.I22] + [.L22])" office:value-type="float" office:value="313.301545443792" calcext:value-type="float">
            <text:p>313.3</text:p>
          </table:table-cell>
          <table:table-cell table:style-name="ce4" table:formula="of:=([.B22]-[.N21])/[.N21]" office:value-type="percentage" office:value="-0.0498286481635979" calcext:value-type="percentage">
            <text:p>-5.0%</text:p>
          </table:table-cell>
          <table:table-cell table:style-name="ce3" table:formula="of:=[.N22]-[.B22]" office:value-type="float" office:value="69.3015454437923" calcext:value-type="float">
            <text:p>69.3</text:p>
          </table:table-cell>
          <table:table-cell table:formula="of:=[.B22]*EXP([.K22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1">
          <table:table-cell table:style-name="ce1" table:formula="of:=[.A22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23]-[.B22]" office:value-type="float" office:value="63" calcext:value-type="float">
            <text:p>63</text:p>
          </table:table-cell>
          <table:table-cell table:formula="of:=[.A23]-[.A$6]" office:value-type="float" office:value="17" calcext:value-type="float">
            <text:p>17</text:p>
          </table:table-cell>
          <table:table-cell table:formula="of:=SLOPE(LN([.B$6:.B23]); [.D$6:.D23])" office:value-type="float" office:value="0.19328249282575" calcext:value-type="float">
            <text:p>0.1933</text:p>
          </table:table-cell>
          <table:table-cell table:formula="of:=RSQ(LN([.B$6:.B23]); [.D$6:.D23])" office:value-type="float" office:value="0.984229646824996" calcext:value-type="float">
            <text:p>0.9842</text:p>
          </table:table-cell>
          <table:table-cell table:formula="of:=[.B23]*EXP([.E$26])" office:value-type="float" office:value="377.945717470477" calcext:value-type="float">
            <text:p>377.9</text:p>
          </table:table-cell>
          <table:table-cell table:formula="of:=SLOPE(LN([.B14:.B23]); [.D14:.D23])" office:value-type="float" office:value="0.233573668309797" calcext:value-type="float">
            <text:p>0.2336</text:p>
          </table:table-cell>
          <table:table-cell table:formula="of:=RSQ(LN([.B14:.B23]); [.D14:.D23])" office:value-type="float" office:value="0.979169426568194" calcext:value-type="float">
            <text:p>0.9792</text:p>
          </table:table-cell>
          <table:table-cell table:formula="of:=[.B23]*EXP([.H$26])" office:value-type="float" office:value="402.443665408158" calcext:value-type="float">
            <text:p>402.4</text:p>
          </table:table-cell>
          <table:table-cell table:formula="of:=SLOPE(LN([.B19:.B23]); [.D19:.D23])" office:value-type="float" office:value="0.281591664175349" calcext:value-type="float">
            <text:p>0.2816</text:p>
          </table:table-cell>
          <table:table-cell table:formula="of:=RSQ(LN([.B19:.B23]); [.D19:.D23])" office:value-type="float" office:value="0.957747853282101" calcext:value-type="float">
            <text:p>0.9577</text:p>
          </table:table-cell>
          <table:table-cell table:formula="of:=[.B23]*EXP([.K$26])" office:value-type="float" office:value="402.625633025573" calcext:value-type="float">
            <text:p>402.6</text:p>
          </table:table-cell>
          <table:table-cell table:formula="of:=([.F23]*[.G23] + [.I23]*[.J23] + [.L23]*[.M23]) / ([.F23] + [.I23] + [.L23])" office:value-type="float" office:value="394.249169152902" calcext:value-type="float">
            <text:p>394.2</text:p>
          </table:table-cell>
          <table:table-cell table:style-name="ce4" table:formula="of:=([.B23]-[.N22])/[.N22]" office:value-type="percentage" office:value="-0.0201133557603942" calcext:value-type="percentage">
            <text:p>-2.0%</text:p>
          </table:table-cell>
          <table:table-cell table:style-name="ce3" table:formula="of:=[.N23]-[.B23]" office:value-type="float" office:value="87.2491691529016" calcext:value-type="float">
            <text:p>87.2</text:p>
          </table:table-cell>
          <table:table-cell table:formula="of:=[.B23]*EXP([.K23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1">
          <table:table-cell table:style-name="ce1" table:formula="of:=[.A23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4]-[.B23]" office:value-type="float" office:value="110" calcext:value-type="float">
            <text:p>110</text:p>
          </table:table-cell>
          <table:table-cell table:formula="of:=[.A24]-[.A$6]" office:value-type="float" office:value="18" calcext:value-type="float">
            <text:p>18</text:p>
          </table:table-cell>
          <table:table-cell table:formula="of:=SLOPE(LN([.B$6:.B24]); [.D$6:.D24])" office:value-type="float" office:value="0.198588579235325" calcext:value-type="float">
            <text:p>0.1986</text:p>
          </table:table-cell>
          <table:table-cell table:formula="of:=RSQ(LN([.B$6:.B24]); [.D$6:.D24])" office:value-type="float" office:value="0.983335449125924" calcext:value-type="float">
            <text:p>0.9833</text:p>
          </table:table-cell>
          <table:table-cell table:formula="of:=[.B24]*EXP([.E$26])" office:value-type="float" office:value="513.36600711788" calcext:value-type="float">
            <text:p>513.4</text:p>
          </table:table-cell>
          <table:table-cell table:formula="of:=SLOPE(LN([.B15:.B24]); [.D15:.D24])" office:value-type="float" office:value="0.249922501272619" calcext:value-type="float">
            <text:p>0.2499</text:p>
          </table:table-cell>
          <table:table-cell table:formula="of:=RSQ(LN([.B15:.B24]); [.D15:.D24])" office:value-type="float" office:value="0.985468594194641" calcext:value-type="float">
            <text:p>0.9855</text:p>
          </table:table-cell>
          <table:table-cell table:formula="of:=[.B24]*EXP([.H$26])" office:value-type="float" office:value="546.641721417596" calcext:value-type="float">
            <text:p>546.6</text:p>
          </table:table-cell>
          <table:table-cell table:formula="of:=SLOPE(LN([.B20:.B24]); [.D20:.D24])" office:value-type="float" office:value="0.295333357570543" calcext:value-type="float">
            <text:p>0.2953</text:p>
          </table:table-cell>
          <table:table-cell table:formula="of:=RSQ(LN([.B20:.B24]); [.D20:.D24])" office:value-type="float" office:value="0.966791720109772" calcext:value-type="float">
            <text:p>0.9668</text:p>
          </table:table-cell>
          <table:table-cell table:formula="of:=[.B24]*EXP([.K$26])" office:value-type="float" office:value="546.888889158515" calcext:value-type="float">
            <text:p>546.9</text:p>
          </table:table-cell>
          <table:table-cell table:formula="of:=([.F24]*[.G24] + [.I24]*[.J24] + [.L24]*[.M24]) / ([.F24] + [.I24] + [.L24])" office:value-type="float" office:value="535.576768216225" calcext:value-type="float">
            <text:p>535.6</text:p>
          </table:table-cell>
          <table:table-cell table:style-name="ce4" table:formula="of:=([.B24]-[.N23])/[.N23]" office:value-type="percentage" office:value="0.0577067312430402" calcext:value-type="percentage">
            <text:p>5.8%</text:p>
          </table:table-cell>
          <table:table-cell table:style-name="ce3" table:formula="of:=[.N24]-[.B24]" office:value-type="float" office:value="118.576768216225" calcext:value-type="float">
            <text:p>118.6</text:p>
          </table:table-cell>
          <table:table-cell table:formula="of:=[.B24]*EXP([.K24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1">
          <table:table-cell table:style-name="ce1" table:formula="of:=[.A24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5]-[.B24]" office:value-type="float" office:value="135" calcext:value-type="float">
            <text:p>135</text:p>
          </table:table-cell>
          <table:table-cell table:formula="of:=[.A25]-[.A$6]" office:value-type="float" office:value="19" calcext:value-type="float">
            <text:p>19</text:p>
          </table:table-cell>
          <table:table-cell table:formula="of:=SLOPE(LN([.B$6:.B25]); [.D$6:.D25])" office:value-type="float" office:value="0.203624059980058" calcext:value-type="float">
            <text:p>0.2036</text:p>
          </table:table-cell>
          <table:table-cell table:formula="of:=RSQ(LN([.B$6:.B25]); [.D$6:.D25])" office:value-type="float" office:value="0.98281484496659" calcext:value-type="float">
            <text:p>0.9828</text:p>
          </table:table-cell>
          <table:table-cell table:formula="of:=[.B25]*EXP([.E$26])" office:value-type="float" office:value="679.56363532151" calcext:value-type="float">
            <text:p>679.6</text:p>
          </table:table-cell>
          <table:table-cell table:formula="of:=SLOPE(LN([.B16:.B25]); [.D16:.D25])" office:value-type="float" office:value="0.263905834286909" calcext:value-type="float">
            <text:p>0.2639</text:p>
          </table:table-cell>
          <table:table-cell table:formula="of:=RSQ(LN([.B16:.B25]); [.D16:.D25])" office:value-type="float" office:value="0.991101514609914" calcext:value-type="float">
            <text:p>0.9911</text:p>
          </table:table-cell>
          <table:table-cell table:formula="of:=[.B25]*EXP([.H$26])" office:value-type="float" office:value="723.612062883724" calcext:value-type="float">
            <text:p>723.6</text:p>
          </table:table-cell>
          <table:table-cell table:formula="of:=SLOPE(LN([.B21:.B25]); [.D21:.D25])" office:value-type="float" office:value="0.256637935596372" calcext:value-type="float">
            <text:p>0.2566</text:p>
          </table:table-cell>
          <table:table-cell table:formula="of:=RSQ(LN([.B21:.B25]); [.D21:.D25])" office:value-type="float" office:value="0.99285409229748" calcext:value-type="float">
            <text:p>0.9929</text:p>
          </table:table-cell>
          <table:table-cell table:formula="of:=[.B25]*EXP([.K$26])" office:value-type="float" office:value="723.939248958034" calcext:value-type="float">
            <text:p>723.9</text:p>
          </table:table-cell>
          <table:table-cell table:formula="of:=([.F25]*[.G25] + [.I25]*[.J25] + [.L25]*[.M25]) / ([.F25] + [.I25] + [.L25])" office:value-type="float" office:value="709.12944578552" calcext:value-type="float">
            <text:p>709.1</text:p>
          </table:table-cell>
          <table:table-cell table:style-name="ce4" table:formula="of:=([.B25]-[.N24])/[.N24]" office:value-type="percentage" office:value="0.0306645709045105" calcext:value-type="percentage">
            <text:p>3.1%</text:p>
          </table:table-cell>
          <table:table-cell table:style-name="ce3" table:formula="of:=[.N25]-[.B25]" office:value-type="float" office:value="157.129445785519" calcext:value-type="float">
            <text:p>157.1</text:p>
          </table:table-cell>
          <table:table-cell table:formula="of:=[.B25]*EXP([.K25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1">
          <table:table-cell table:style-name="ce1" table:formula="of:=[.A25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6]-[.B25]" office:value-type="float" office:value="154" calcext:value-type="float">
            <text:p>154</text:p>
          </table:table-cell>
          <table:table-cell table:formula="of:=[.A26]-[.A$6]" office:value-type="float" office:value="20" calcext:value-type="float">
            <text:p>20</text:p>
          </table:table-cell>
          <table:table-cell table:formula="of:=SLOPE(LN([.B$6:.B26]); [.D$6:.D26])" office:value-type="float" office:value="0.20790283314481" calcext:value-type="float">
            <text:p>0.2079</text:p>
          </table:table-cell>
          <table:table-cell table:formula="of:=RSQ(LN([.B$6:.B26]); [.D$6:.D26])" office:value-type="float" office:value="0.983121170460999" calcext:value-type="float">
            <text:p>0.9831</text:p>
          </table:table-cell>
          <table:table-cell table:formula="of:=[.B26]*EXP([.E$26])" office:value-type="float" office:value="869.152040827873" calcext:value-type="float">
            <text:p>869.2</text:p>
          </table:table-cell>
          <table:table-cell table:formula="of:=SLOPE(LN([.B17:.B26]); [.D17:.D26])" office:value-type="float" office:value="0.270707377757003" calcext:value-type="float">
            <text:p>0.2707</text:p>
          </table:table-cell>
          <table:table-cell table:formula="of:=RSQ(LN([.B17:.B26]); [.D17:.D26])" office:value-type="float" office:value="0.993412254830034" calcext:value-type="float">
            <text:p>0.9934</text:p>
          </table:table-cell>
          <table:table-cell table:formula="of:=[.B26]*EXP([.H$26])" office:value-type="float" office:value="925.489341296936" calcext:value-type="float">
            <text:p>925.5</text:p>
          </table:table-cell>
          <table:table-cell table:formula="of:=SLOPE(LN([.B22:.B26]); [.D22:.D26])" office:value-type="float" office:value="0.271159432308998" calcext:value-type="float">
            <text:p>0.2712</text:p>
          </table:table-cell>
          <table:table-cell table:formula="of:=RSQ(LN([.B22:.B26]); [.D22:.D26])" office:value-type="float" office:value="0.998153711289358" calcext:value-type="float">
            <text:p>0.9982</text:p>
          </table:table-cell>
          <table:table-cell table:formula="of:=[.B26]*EXP([.K$26])" office:value-type="float" office:value="925.907807544152" calcext:value-type="float">
            <text:p>925.9</text:p>
          </table:table-cell>
          <table:table-cell table:formula="of:=([.F26]*[.G26] + [.I26]*[.J26] + [.L26]*[.M26]) / ([.F26] + [.I26] + [.L26])" office:value-type="float" office:value="907.01052432688" calcext:value-type="float">
            <text:p>907.0</text:p>
          </table:table-cell>
          <table:table-cell table:style-name="ce4" table:formula="of:=([.B26]-[.N25])/[.N25]" office:value-type="percentage" office:value="-0.00441308114353213" calcext:value-type="percentage">
            <text:p>-0.4%</text:p>
          </table:table-cell>
          <table:table-cell table:style-name="ce3" table:formula="of:=[.N26]-[.B26]" office:value-type="float" office:value="201.01052432688" calcext:value-type="float">
            <text:p>201.0</text:p>
          </table:table-cell>
          <table:table-cell table:formula="of:=[.B26]*EXP([.K26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1">
          <table:table-cell table:style-name="ce1" table:formula="of:=[.A26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7]-[.B26]" office:value-type="float" office:value="236" calcext:value-type="float">
            <text:p>236</text:p>
          </table:table-cell>
          <table:table-cell table:formula="of:=[.A27]-[.A$6]" office:value-type="float" office:value="21" calcext:value-type="float">
            <text:p>21</text:p>
          </table:table-cell>
          <table:table-cell table:formula="of:=SLOPE(LN([.B$6:.B27]); [.D$6:.D27])" office:value-type="float" office:value="0.212070534777686" calcext:value-type="float">
            <text:p>0.2121</text:p>
          </table:table-cell>
          <table:table-cell table:formula="of:=RSQ(LN([.B$6:.B27]); [.D$6:.D27])" office:value-type="float" office:value="0.983358629149937" calcext:value-type="float">
            <text:p>0.9834</text:p>
          </table:table-cell>
          <table:table-cell table:formula="of:=[.B27]*EXP([.E$26])" office:value-type="float" office:value="1159.69011679866" calcext:value-type="float">
            <text:p>1159.7</text:p>
          </table:table-cell>
          <table:table-cell table:formula="of:=SLOPE(LN([.B18:.B27]); [.D18:.D27])" office:value-type="float" office:value="0.272356832924006" calcext:value-type="float">
            <text:p>0.2724</text:p>
          </table:table-cell>
          <table:table-cell table:formula="of:=RSQ(LN([.B18:.B27]); [.D18:.D27])" office:value-type="float" office:value="0.993537164555174" calcext:value-type="float">
            <text:p>0.9935</text:p>
          </table:table-cell>
          <table:table-cell table:formula="of:=[.B27]*EXP([.H$26])" office:value-type="float" office:value="1234.85971600809" calcext:value-type="float">
            <text:p>1234.9</text:p>
          </table:table-cell>
          <table:table-cell table:formula="of:=SLOPE(LN([.B23:.B27]); [.D23:.D27])" office:value-type="float" office:value="0.276884406967277" calcext:value-type="float">
            <text:p>0.2769</text:p>
          </table:table-cell>
          <table:table-cell table:formula="of:=RSQ(LN([.B23:.B27]); [.D23:.D27])" office:value-type="float" office:value="0.998803102976078" calcext:value-type="float">
            <text:p>0.9988</text:p>
          </table:table-cell>
          <table:table-cell table:formula="of:=[.B27]*EXP([.K$26])" office:value-type="float" office:value="1235.41806615664" calcext:value-type="float">
            <text:p>1235.4</text:p>
          </table:table-cell>
          <table:table-cell table:formula="of:=([.F27]*[.G27] + [.I27]*[.J27] + [.L27]*[.M27]) / ([.F27] + [.I27] + [.L27])" office:value-type="float" office:value="1210.20635062451" calcext:value-type="float">
            <text:p>1210.2</text:p>
          </table:table-cell>
          <table:table-cell table:style-name="ce4" table:formula="of:=([.B27]-[.N26])/[.N26]" office:value-type="percentage" office:value="0.0385767030642638" calcext:value-type="percentage">
            <text:p>3.9%</text:p>
          </table:table-cell>
          <table:table-cell table:style-name="ce3" table:formula="of:=[.N27]-[.B27]" office:value-type="float" office:value="268.206350624507" calcext:value-type="float">
            <text:p>268.2</text:p>
          </table:table-cell>
          <table:table-cell table:formula="of:=[.B27]*EXP([.K27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1">
          <table:table-cell table:style-name="ce1" table:formula="of:=[.A27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8]-[.B27]" office:value-type="float" office:value="267" calcext:value-type="float">
            <text:p>267</text:p>
          </table:table-cell>
          <table:table-cell table:formula="of:=[.A28]-[.A$6]" office:value-type="float" office:value="22" calcext:value-type="float">
            <text:p>22</text:p>
          </table:table-cell>
          <table:table-cell table:formula="of:=SLOPE(LN([.B$6:.B28]); [.D$6:.D28])" office:value-type="float" office:value="0.215648927772926" calcext:value-type="float">
            <text:p>0.2156</text:p>
          </table:table-cell>
          <table:table-cell table:formula="of:=RSQ(LN([.B$6:.B28]); [.D$6:.D28])" office:value-type="float" office:value="0.984012061106456" calcext:value-type="float">
            <text:p>0.9840</text:p>
          </table:table-cell>
          <table:table-cell table:formula="of:=[.B28]*EXP([.E$26])" office:value-type="float" office:value="1488.39209257918" calcext:value-type="float">
            <text:p>1488.4</text:p>
          </table:table-cell>
          <table:table-cell table:formula="of:=SLOPE(LN([.B19:.B28]); [.D19:.D28])" office:value-type="float" office:value="0.274799214873208" calcext:value-type="float">
            <text:p>0.2748</text:p>
          </table:table-cell>
          <table:table-cell table:formula="of:=RSQ(LN([.B19:.B28]); [.D19:.D28])" office:value-type="float" office:value="0.994167655897784" calcext:value-type="float">
            <text:p>0.9942</text:p>
          </table:table-cell>
          <table:table-cell table:formula="of:=[.B28]*EXP([.H$26])" office:value-type="float" office:value="1584.86772468555" calcext:value-type="float">
            <text:p>1584.9</text:p>
          </table:table-cell>
          <table:table-cell table:formula="of:=SLOPE(LN([.B24:.B28]); [.D24:.D28])" office:value-type="float" office:value="0.266338248593125" calcext:value-type="float">
            <text:p>0.2663</text:p>
          </table:table-cell>
          <table:table-cell table:formula="of:=RSQ(LN([.B24:.B28]); [.D24:.D28])" office:value-type="float" office:value="0.999457132061893" calcext:value-type="float">
            <text:p>0.9995</text:p>
          </table:table-cell>
          <table:table-cell table:formula="of:=[.B28]*EXP([.K$26])" office:value-type="float" office:value="1585.58433331569" calcext:value-type="float">
            <text:p>1585.6</text:p>
          </table:table-cell>
          <table:table-cell table:formula="of:=([.F28]*[.G28] + [.I28]*[.J28] + [.L28]*[.M28]) / ([.F28] + [.I28] + [.L28])" office:value-type="float" office:value="1553.22620130139" calcext:value-type="float">
            <text:p>1553.2</text:p>
          </table:table-cell>
          <table:table-cell table:style-name="ce4" table:formula="of:=([.B28]-[.N27])/[.N27]" office:value-type="percentage" office:value="-0.000996813992824368" calcext:value-type="percentage">
            <text:p>-0.1%</text:p>
          </table:table-cell>
          <table:table-cell table:style-name="ce3" table:formula="of:=[.N28]-[.B28]" office:value-type="float" office:value="344.226201301394" calcext:value-type="float">
            <text:p>344.2</text:p>
          </table:table-cell>
          <table:table-cell table:formula="of:=[.B28]*EXP([.K28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1">
          <table:table-cell table:style-name="ce1" table:formula="of:=[.A28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9]-[.B28]" office:value-type="float" office:value="372" calcext:value-type="float">
            <text:p>372</text:p>
          </table:table-cell>
          <table:table-cell table:formula="of:=[.A29]-[.A$6]" office:value-type="float" office:value="23" calcext:value-type="float">
            <text:p>23</text:p>
          </table:table-cell>
          <table:table-cell table:formula="of:=SLOPE(LN([.B$6:.B29]); [.D$6:.D29])" office:value-type="float" office:value="0.218930440967479" calcext:value-type="float">
            <text:p>0.2189</text:p>
          </table:table-cell>
          <table:table-cell table:formula="of:=RSQ(LN([.B$6:.B29]); [.D$6:.D29])" office:value-type="float" office:value="0.984717073828651" calcext:value-type="float">
            <text:p>0.9847</text:p>
          </table:table-cell>
          <table:table-cell table:formula="of:=[.B29]*EXP([.E$26])" office:value-type="float" office:value="1946.35889029585" calcext:value-type="float">
            <text:p>1946.4</text:p>
          </table:table-cell>
          <table:table-cell table:formula="of:=SLOPE(LN([.B20:.B29]); [.D20:.D29])" office:value-type="float" office:value="0.275658932386508" calcext:value-type="float">
            <text:p>0.2757</text:p>
          </table:table-cell>
          <table:table-cell table:formula="of:=RSQ(LN([.B20:.B29]); [.D20:.D29])" office:value-type="float" office:value="0.994357244457991" calcext:value-type="float">
            <text:p>0.9944</text:p>
          </table:table-cell>
          <table:table-cell table:formula="of:=[.B29]*EXP([.H$26])" office:value-type="float" office:value="2072.5193322811" calcext:value-type="float">
            <text:p>2072.5</text:p>
          </table:table-cell>
          <table:table-cell table:formula="of:=SLOPE(LN([.B25:.B29]); [.D25:.D29])" office:value-type="float" office:value="0.26424631949863" calcext:value-type="float">
            <text:p>0.2642</text:p>
          </table:table-cell>
          <table:table-cell table:formula="of:=RSQ(LN([.B25:.B29]); [.D25:.D29])" office:value-type="float" office:value="0.999523510210062" calcext:value-type="float">
            <text:p>0.9995</text:p>
          </table:table-cell>
          <table:table-cell table:formula="of:=[.B29]*EXP([.K$26])" office:value-type="float" office:value="2073.45643587437" calcext:value-type="float">
            <text:p>2073.5</text:p>
          </table:table-cell>
          <table:table-cell table:formula="of:=([.F29]*[.G29] + [.I29]*[.J29] + [.L29]*[.M29]) / ([.F29] + [.I29] + [.L29])" office:value-type="float" office:value="2031.12546466591" calcext:value-type="float">
            <text:p>2031.1</text:p>
          </table:table-cell>
          <table:table-cell table:style-name="ce4" table:formula="of:=([.B29]-[.N28])/[.N28]" office:value-type="percentage" office:value="0.0178813611792892" calcext:value-type="percentage">
            <text:p>1.8%</text:p>
          </table:table-cell>
          <table:table-cell table:style-name="ce3" table:formula="of:=[.N29]-[.B29]" office:value-type="float" office:value="450.125464665914" calcext:value-type="float">
            <text:p>450.1</text:p>
          </table:table-cell>
          <table:table-cell table:formula="of:=[.B29]*EXP([.K29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1">
          <table:table-cell table:style-name="ce1" table:formula="of:=[.A29]+1" office:value-type="date" office:date-value="2020-03-28" calcext:value-type="date">
            <text:p>03/28/20</text:p>
          </table:table-cell>
          <table:table-cell table:number-columns-repeated="2"/>
          <table:table-cell table:formula="of:=[.A30]-[.A$6]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table:formula="of:=[.A30]+1" office:value-type="date" office:date-value="2020-03-29" calcext:value-type="date">
            <text:p>03/29/20</text:p>
          </table:table-cell>
          <table:table-cell table:number-columns-repeated="2"/>
          <table:table-cell table:formula="of:=[.A31]-[.A$6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table:formula="of:=[.A31]+1" office:value-type="date" office:date-value="2020-03-30" calcext:value-type="date">
            <text:p>03/30/20</text:p>
          </table:table-cell>
          <table:table-cell table:number-columns-repeated="2"/>
          <table:table-cell table:formula="of:=[.A32]-[.A$6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table:formula="of:=[.A32]+1" office:value-type="date" office:date-value="2020-03-31" calcext:value-type="date">
            <text:p>03/31/20</text:p>
          </table:table-cell>
          <table:table-cell table:number-columns-repeated="2"/>
          <table:table-cell table:formula="of:=[.A33]-[.A$6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table:formula="of:=[.A33]+1" office:value-type="date" office:date-value="2020-04-01" calcext:value-type="date">
            <text:p>04/01/20</text:p>
          </table:table-cell>
          <table:table-cell table:number-columns-repeated="2"/>
          <table:table-cell table:formula="of:=[.A34]-[.A$6]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table:formula="of:=[.A34]+1" office:value-type="date" office:date-value="2020-04-02" calcext:value-type="date">
            <text:p>04/02/20</text:p>
          </table:table-cell>
          <table:table-cell table:number-columns-repeated="2"/>
          <table:table-cell table:formula="of:=[.A35]-[.A$6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table:formula="of:=[.A35]+1" office:value-type="date" office:date-value="2020-04-03" calcext:value-type="date">
            <text:p>04/03/20</text:p>
          </table:table-cell>
          <table:table-cell table:number-columns-repeated="2"/>
          <table:table-cell table:formula="of:=[.A36]-[.A$6]" office:value-type="float" office:value="30" calcext:value-type="float">
            <text:p>30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office:value-type="string" calcext:value-type="string">
            <text:p>2019 us car deaths</text:p>
          </table:table-cell>
          <table:table-cell table:number-columns-repeated="1001"/>
        </table:table-row>
        <table:table-row table:style-name="ro1">
          <table:table-cell table:style-name="ce1" table:formula="of:=[.A36]+1" office:value-type="date" office:date-value="2020-04-04" calcext:value-type="date">
            <text:p>04/04/20</text:p>
          </table:table-cell>
          <table:table-cell table:number-columns-repeated="2"/>
          <table:table-cell table:formula="of:=[.A37]-[.A$6]" office:value-type="float" office:value="31" calcext:value-type="float">
            <text:p>31</text:p>
          </table:table-cell>
          <table:table-cell table:number-columns-repeated="17"/>
          <table:table-cell table:style-name="ce3" table:formula="of:=[.V36]/365" office:value-type="float" office:value="106.301369863014" calcext:value-type="float">
            <text:p>106.3</text:p>
          </table:table-cell>
          <table:table-cell office:value-type="string" calcext:value-type="string">
            <text:p>car deaths per day</text:p>
          </table:table-cell>
          <table:table-cell table:number-columns-repeated="1001"/>
        </table:table-row>
        <table:table-row table:style-name="ro1">
          <table:table-cell table:style-name="ce1" table:formula="of:=[.A37]+1" office:value-type="date" office:date-value="2020-04-05" calcext:value-type="date">
            <text:p>04/05/20</text:p>
          </table:table-cell>
          <table:table-cell table:number-columns-repeated="2"/>
          <table:table-cell table:formula="of:=[.A38]-[.A$6]" office:value-type="float" office:value="32" calcext:value-type="float">
            <text:p>32</text:p>
          </table:table-cell>
          <table:table-cell table:number-columns-repeated="17"/>
          <table:table-cell table:style-name="ce3" office:value-type="float" office:value="647457" calcext:value-type="float">
            <text:p>647457.0</text:p>
          </table:table-cell>
          <table:table-cell office:value-type="string" calcext:value-type="string">
            <text:p>2017 heart disease deaths</text:p>
          </table:table-cell>
          <table:table-cell table:number-columns-repeated="1001"/>
        </table:table-row>
        <table:table-row table:style-name="ro1">
          <table:table-cell table:style-name="ce1" table:formula="of:=[.A38]+1" office:value-type="date" office:date-value="2020-04-06" calcext:value-type="date">
            <text:p>04/06/20</text:p>
          </table:table-cell>
          <table:table-cell table:number-columns-repeated="2"/>
          <table:table-cell table:formula="of:=[.A39]-[.A$6]" office:value-type="float" office:value="33" calcext:value-type="float">
            <text:p>33</text:p>
          </table:table-cell>
          <table:table-cell table:number-columns-repeated="17"/>
          <table:table-cell table:style-name="ce3" table:formula="of:=[.V38]/365" office:value-type="float" office:value="1773.85479452055" calcext:value-type="float">
            <text:p>1773.9</text:p>
          </table:table-cell>
          <table:table-cell office:value-type="string" calcext:value-type="string">
            <text:p>heart deaths per day</text:p>
          </table:table-cell>
          <table:table-cell table:number-columns-repeated="1001"/>
        </table:table-row>
        <table:table-row table:style-name="ro1">
          <table:table-cell table:style-name="ce1" table:formula="of:=[.A39]+1" office:value-type="date" office:date-value="2020-04-07" calcext:value-type="date">
            <text:p>04/07/20</text:p>
          </table:table-cell>
          <table:table-cell table:number-columns-repeated="2"/>
          <table:table-cell table:formula="of:=[.A40]-[.A$6]" office:value-type="float" office:value="34" calcext:value-type="float">
            <text:p>34</text:p>
          </table:table-cell>
          <table:table-cell table:number-columns-repeated="17"/>
          <table:table-cell table:style-name="ce3" office:value-type="float" office:value="599108" calcext:value-type="float">
            <text:p>599108.0</text:p>
          </table:table-cell>
          <table:table-cell office:value-type="string" calcext:value-type="string">
            <text:p>2017 cancer</text:p>
          </table:table-cell>
          <table:table-cell table:number-columns-repeated="1001"/>
        </table:table-row>
        <table:table-row table:style-name="ro1">
          <table:table-cell table:style-name="ce1" table:formula="of:=[.A40]+1" office:value-type="date" office:date-value="2020-04-08" calcext:value-type="date">
            <text:p>04/08/20</text:p>
          </table:table-cell>
          <table:table-cell table:number-columns-repeated="2"/>
          <table:table-cell table:formula="of:=[.A41]-[.A$6]" office:value-type="float" office:value="35" calcext:value-type="float">
            <text:p>35</text:p>
          </table:table-cell>
          <table:table-cell table:number-columns-repeated="17"/>
          <table:table-cell table:style-name="ce3" table:formula="of:=[.V40]/365" office:value-type="float" office:value="1641.39178082192" calcext:value-type="float">
            <text:p>1641.4</text:p>
          </table:table-cell>
          <table:table-cell office:value-type="string" calcext:value-type="string">
            <text:p>per day</text:p>
          </table:table-cell>
          <table:table-cell table:number-columns-repeated="1001"/>
        </table:table-row>
        <table:table-row table:style-name="ro1">
          <table:table-cell table:style-name="ce1" table:formula="of:=[.A41]+1" office:value-type="date" office:date-value="2020-04-09" calcext:value-type="date">
            <text:p>04/09/20</text:p>
          </table:table-cell>
          <table:table-cell table:number-columns-repeated="2"/>
          <table:table-cell table:formula="of:=[.A42]-[.A$6]" office:value-type="float" office:value="36" calcext:value-type="float">
            <text:p>36</text:p>
          </table:table-cell>
          <table:table-cell table:number-columns-repeated="17"/>
          <table:table-cell table:style-name="ce3" office:value-type="float" office:value="169936" calcext:value-type="float">
            <text:p>169936.0</text:p>
          </table:table-cell>
          <table:table-cell office:value-type="string" calcext:value-type="string">
            <text:p>2017 unint inj</text:p>
          </table:table-cell>
          <table:table-cell table:number-columns-repeated="1001"/>
        </table:table-row>
        <table:table-row table:style-name="ro1">
          <table:table-cell table:style-name="ce1" table:formula="of:=[.A42]+1" office:value-type="date" office:date-value="2020-04-10" calcext:value-type="date">
            <text:p>04/10/20</text:p>
          </table:table-cell>
          <table:table-cell table:number-columns-repeated="2"/>
          <table:table-cell table:formula="of:=[.A43]-[.A$6]" office:value-type="float" office:value="37" calcext:value-type="float">
            <text:p>37</text:p>
          </table:table-cell>
          <table:table-cell table:number-columns-repeated="17"/>
          <table:table-cell table:style-name="ce3" table:formula="of:=[.V42]/365" office:value-type="float" office:value="465.578082191781" calcext:value-type="float">
            <text:p>465.6</text:p>
          </table:table-cell>
          <table:table-cell office:value-type="string" calcext:value-type="string">
            <text:p>per day</text:p>
          </table:table-cell>
          <table:table-cell table:number-columns-repeated="1001"/>
        </table:table-row>
        <table:table-row table:style-name="ro1">
          <table:table-cell table:style-name="ce1" table:formula="of:=[.A43]+1" office:value-type="date" office:date-value="2020-04-11" calcext:value-type="date">
            <text:p>04/11/20</text:p>
          </table:table-cell>
          <table:table-cell table:number-columns-repeated="2"/>
          <table:table-cell table:formula="of:=[.A44]-[.A$6]" office:value-type="float" office:value="38" calcext:value-type="float">
            <text:p>38</text:p>
          </table:table-cell>
          <table:table-cell table:number-columns-repeated="17"/>
          <table:table-cell table:style-name="ce3" office:value-type="float" office:value="160201" calcext:value-type="float">
            <text:p>160201.0</text:p>
          </table:table-cell>
          <table:table-cell office:value-type="string" calcext:value-type="string">
            <text:p>low resp</text:p>
          </table:table-cell>
          <table:table-cell table:number-columns-repeated="1001"/>
        </table:table-row>
        <table:table-row table:style-name="ro1">
          <table:table-cell table:style-name="ce1" table:formula="of:=[.A44]+1" office:value-type="date" office:date-value="2020-04-12" calcext:value-type="date">
            <text:p>04/12/20</text:p>
          </table:table-cell>
          <table:table-cell table:number-columns-repeated="2"/>
          <table:table-cell table:formula="of:=[.A45]-[.A$6]" office:value-type="float" office:value="39" calcext:value-type="float">
            <text:p>39</text:p>
          </table:table-cell>
          <table:table-cell table:number-columns-repeated="17"/>
          <table:table-cell table:style-name="ce3" table:formula="of:=[.V44]/365" office:value-type="float" office:value="438.906849315069" calcext:value-type="float">
            <text:p>438.9</text:p>
          </table:table-cell>
          <table:table-cell office:value-type="string" calcext:value-type="string">
            <text:p>per day</text:p>
          </table:table-cell>
          <table:table-cell table:number-columns-repeated="1001"/>
        </table:table-row>
        <table:table-row table:style-name="ro1">
          <table:table-cell table:style-name="ce1" table:formula="of:=[.A45]+1" office:value-type="date" office:date-value="2020-04-13" calcext:value-type="date">
            <text:p>04/13/20</text:p>
          </table:table-cell>
          <table:table-cell table:number-columns-repeated="2"/>
          <table:table-cell table:formula="of:=[.A46]-[.A$6]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table:formula="of:=[.A46]+1" office:value-type="date" office:date-value="2020-04-14" calcext:value-type="date">
            <text:p>04/14/20</text:p>
          </table:table-cell>
          <table:table-cell table:number-columns-repeated="2"/>
          <table:table-cell table:formula="of:=[.A47]-[.A$6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" table:formula="of:=[.A47]+1" office:value-type="date" office:date-value="2020-04-15" calcext:value-type="date">
            <text:p>04/15/20</text:p>
          </table:table-cell>
          <table:table-cell table:number-columns-repeated="2"/>
          <table:table-cell table:formula="of:=[.A48]-[.A$6]" office:value-type="float" office:value="42" calcext:value-type="float">
            <text:p>42</text:p>
          </table:table-cell>
          <table:table-cell table:number-columns-repeated="1020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 table:number-rows-repeated="72">
          <table:table-cell table:style-name="ce1"/>
          <table:table-cell table:number-columns-repeated="102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ce5"/>
        <table:table-column table:style-name="co6" table:default-cell-style-name="Default"/>
        <table:table-column table:style-name="co5" table:default-cell-style-name="ce2"/>
        <table:table-column table:style-name="co16" table:default-cell-style-name="ce3"/>
        <table:table-column table:style-name="co17" table:default-cell-style-name="ce4"/>
        <table:table-column table:style-name="co5" table:default-cell-style-name="ce2"/>
        <table:table-column table:style-name="co18" table:default-cell-style-name="ce3"/>
        <table:table-column table:style-name="co19" table:default-cell-style-name="ce4"/>
        <table:table-column table:style-name="co5" table:default-cell-style-name="ce2"/>
        <table:table-column table:style-name="co11" table:default-cell-style-name="ce3"/>
        <table:table-column table:style-name="co17" table:default-cell-style-name="Default"/>
        <table:table-column table:style-name="co14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*(1)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*(1)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1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*(1)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*(1)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1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*(1)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*(1)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1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*(1)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*(1)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1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*(1)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*(1)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1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*(1)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*(1)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1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*(1)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*(1)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*(1)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1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*(1)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*(1)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*(1)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1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*(1)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*(1)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*(1)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1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*(1)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*(1)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*(1)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1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*(1)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*(1)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*(1)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1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*(1)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*(1)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*(1)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1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*(1)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*(1)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*(1)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1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*(1)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*(1)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*(1)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1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*(1)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*(1)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*(1)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1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*(1)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*(1)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*(1)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1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*(1)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*(1)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*(1)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1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*(1)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*(1)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*(1)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1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*(1)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*(1)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*(1)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1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*(1)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*(1)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*(1)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1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*(1)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*(1)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*(1)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1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20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1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1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1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1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1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1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1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1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1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1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1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1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1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1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1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1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5"/>
        <table:table-column table:style-name="co22" table:default-cell-style-name="Default"/>
        <table:table-column table:style-name="co3" table:default-cell-style-name="Default"/>
        <table:table-column table:style-name="co23" table:default-cell-style-name="ce6"/>
        <table:table-column table:style-name="co22" table:default-cell-style-name="ce6"/>
        <table:table-column table:style-name="co22" table:default-cell-style-name="ce3"/>
        <table:table-column table:style-name="co17" table:default-cell-style-name="ce4"/>
        <table:table-column table:style-name="co14" table:number-columns-repeated="101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1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1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1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1763604161</text:p>
          </table:table-cell>
          <table:table-cell table:formula="of:=RSQ(LN([.C1:.C6]); [.B1:.B6])" office:value-type="float" office:value="0.984342838133671" calcext:value-type="float">
            <text:p>0.984342838133671</text:p>
          </table:table-cell>
          <table:table-cell table:number-columns-repeated="1014"/>
        </table:table-row>
        <table:table-row table:style-name="ro1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401838046</text:p>
          </table:table-cell>
          <table:table-cell table:formula="of:=RSQ(LN([.C2:.C7]); [.B2:.B7])" office:value-type="float" office:value="0.94721750310411" calcext:value-type="float">
            <text:p>0.94721750310411</text:p>
          </table:table-cell>
          <table:table-cell table:number-columns-repeated="1014"/>
        </table:table-row>
        <table:table-row table:style-name="ro1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8983691798</text:p>
          </table:table-cell>
          <table:table-cell table:formula="of:=RSQ(LN([.C3:.C8]); [.B3:.B8])" office:value-type="float" office:value="0.910949765869614" calcext:value-type="float">
            <text:p>0.910949765869614</text:p>
          </table:table-cell>
          <table:table-cell table:number-columns-repeated="1014"/>
        </table:table-row>
        <table:table-row table:style-name="ro1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2772435816</text:p>
          </table:table-cell>
          <table:table-cell table:formula="of:=RSQ(LN([.C4:.C9]); [.B4:.B9])" office:value-type="float" office:value="0.845398924271524" calcext:value-type="float">
            <text:p>0.845398924271524</text:p>
          </table:table-cell>
          <table:table-cell table:number-columns-repeated="1014"/>
        </table:table-row>
        <table:table-row table:style-name="ro1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4817544075</text:p>
          </table:table-cell>
          <table:table-cell table:formula="of:=RSQ(LN([.C5:.C10]); [.B5:.B10])" office:value-type="float" office:value="0.967707955607156" calcext:value-type="float">
            <text:p>0.967707955607156</text:p>
          </table:table-cell>
          <table:table-cell table:number-columns-repeated="1014"/>
        </table:table-row>
        <table:table-row table:style-name="ro1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478871845</text:p>
          </table:table-cell>
          <table:table-cell table:formula="of:=RSQ(LN([.C6:.C11]); [.B6:.B11])" office:value-type="float" office:value="0.967278365637085" calcext:value-type="float">
            <text:p>0.967278365637085</text:p>
          </table:table-cell>
          <table:table-cell table:number-columns-repeated="1014"/>
        </table:table-row>
        <table:table-row table:style-name="ro1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3:28:29.753000000</dc:date>
    <meta:editing-duration>PT1H41M33S</meta:editing-duration>
    <meta:editing-cycles>10</meta:editing-cycles>
    <meta:generator>LibreOffice/6.2.6.2$Windows_x86 LibreOffice_project/684e730861356e74889dfe6dbddd3562aae2e6ad</meta:generator>
    <meta:document-statistic meta:table-count="4" meta:cell-count="8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19cm" svg:y="4.785cm" style:legend-expansion="high" chart:style-name="ch2"/>
        <chart:plot-area chart:style-name="ch3" table:cell-range-address="'US deaths'.A1:'US deaths'.B1 'US deaths'.D6:'US deaths'.D48 'US deaths'.B6:'US deaths'.B48" chart:data-source-has-labels="both" svg:x="0.388cm" svg:y="0.273cm" svg:width="13.414cm" svg:height="13.108cm">
          <chartooo:coordinate-region svg:x="1.195cm" svg:y="0.472cm" svg:width="11.912cm" svg:height="12.117cm"/>
          <chart:axis chart:dimension="x" chart:name="primary-x" chart:style-name="ch4" chartooo:axis-type="auto">
            <chartooo:date-scale/>
            <chart:categories table:cell-range-address="'US deaths'.D6:'US deaths'.D48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6:'US deaths'.B48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6:'US deaths'.B48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21:'US deaths'.B48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6:'US deaths'.B48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03/04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6:'US deaths'.D48</svg:desc>
                </draw:g>
              </table:table-cell>
              <table:table-cell office:value-type="float" office:value="11">
                <text:p>11</text:p>
                <draw:g>
                  <svg:desc>'US deaths'.B6:'US deaths'.B48</svg:desc>
                </draw:g>
              </table:table-cell>
              <table:table-cell office:value-type="float" office:value="54">
                <text:p>54</text:p>
                <draw:g>
                  <svg:desc>'US deaths'.B16:'US deaths'.B48</svg:desc>
                </draw:g>
              </table:table-cell>
              <table:table-cell office:value-type="float" office:value="200">
                <text:p>200</text:p>
                <draw:g>
                  <svg:desc>'US deaths'.B21:'US deaths'.B48</svg:desc>
                </draw:g>
              </table:table-cell>
              <table:table-cell office:value-type="float" office:value="706">
                <text:p>706</text:p>
                <draw:g>
                  <svg:desc>'US deaths'.B26:'US deaths'.B4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